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pple-system" svg:font-family="apple-system, system-ui, 'Segoe UI', Roboto, Helvetica, Arial, sans-serif, 'Apple Color Emoji', 'Segoe UI Emoji', 'Segoe UI Symbol'" style:font-charset="x-symbol"/>
    <style:font-face style:name="OpenSans-Light" svg:font-family="OpenSans-Light, OpenSans, Arial, sans-serif"/>
    <style:font-face style:name="OpenSans" svg:font-family="OpenSans, Arial, sans-serif"/>
    <style:font-face style:name="medium-content-sans-serif-font" svg:font-family="medium-content-sans-serif-font, 'Lucida Grande', 'Lucida Sans Unicode', 'Lucida Sans', Geneva, Arial, sans-serif"/>
    <style:font-face style:name="medium-content-sans-serif-font1" svg:font-family="medium-content-sans-serif-font, apple-system, system-ui, 'Segoe UI', Roboto, Oxygen, Ubuntu, Cantarell, 'Open Sans', 'Helvetica Neue', sans-serif"/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f1f1f" loext:opacity="100%" style:font-name="OpenSans" fo:font-size="9.89999961853027pt" fo:letter-spacing="normal" fo:font-style="normal" fo:font-weight="normal"/>
    </style:style>
    <style:style style:name="P2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f1f1f" loext:opacity="100%" style:font-name="Times New Roman" fo:font-size="12pt" fo:letter-spacing="normal" fo:font-style="normal" fo:font-weight="bold" style:font-size-asian="12pt" style:font-size-complex="12pt"/>
    </style:style>
    <style:style style:name="P3" style:family="paragraph" style:parent-style-name="Heading_20_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92929" loext:opacity="100%" style:font-name="medium-content-sans-serif-font" fo:font-size="25.3999996185303pt" fo:letter-spacing="normal" fo:font-style="normal" fo:font-weight="normal" officeooo:paragraph-rsid="000a564e" style:font-name-asian="SimSun" style:font-size-asian="24pt" style:font-weight-asian="bold" style:font-name-complex="Lucida Sans" style:font-size-complex="24pt" style:font-weight-complex="bold"/>
    </style:style>
    <style:style style:name="P4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1f1f1f" loext:opacity="100%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f1f1f" loext:opacity="100%" style:font-name="Times New Roman" fo:font-size="12pt" fo:letter-spacing="normal" fo:font-style="normal" fo:font-weight="bold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f1f1f" loext:opacity="100%" style:font-name="Times New Roman" fo:font-size="12pt" fo:letter-spacing="normal" fo:font-style="normal" fo:font-weight="normal" officeooo:rsid="000c55c6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f1f1f" loext:opacity="100%" style:font-name="Times New Roman" fo:font-size="12pt" fo:letter-spacing="normal" fo:font-style="normal" fo:font-weight="normal" officeooo:rsid="000c55c6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f1f1f" loext:opacity="100%" style:font-name="Times New Roman" fo:font-size="12pt" fo:letter-spacing="normal" fo:font-style="normal" fo:font-weight="normal" officeooo:rsid="000c55c6" officeooo:paragraph-rsid="000c55c6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f1f1f" loext:opacity="100%" style:font-name="Times New Roman" fo:font-size="12pt" fo:letter-spacing="normal" fo:font-style="normal" fo:font-weight="normal" officeooo:rsid="000c55c6" officeooo:paragraph-rsid="000cd9d7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f1f1f" loext:opacity="100%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Standard" style:list-style-name="L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f1f1f" loext:opacity="100%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f1f1f" loext:opacity="100%" style:font-name="Times New Roman" fo:font-size="12pt" fo:letter-spacing="normal" fo:font-style="normal" fo:font-weight="normal" officeooo:paragraph-rsid="000f46bb" style:font-size-asian="12pt" style:font-size-complex="12pt"/>
    </style:style>
    <style:style style:name="P14" style:family="paragraph" style:parent-style-name="Standard" style:list-style-name="L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f1f1f" loext:opacity="100%" style:font-name="Times New Roman" fo:font-size="12pt" fo:letter-spacing="normal" fo:font-style="normal" fo:font-weight="normal" officeooo:rsid="000d8199" officeooo:paragraph-rsid="000d8199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cd9d7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officeooo:paragraph-rsid="000d8199" style:font-size-asian="12pt" style:font-size-complex="12pt"/>
    </style:style>
    <style:style style:name="P17" style:family="paragraph" style:parent-style-name="Text_20_body" style:list-style-name="L3">
      <style:paragraph-properties fo:text-align="start" style:justify-single-word="false" fo:orphans="2" fo:widows="2"/>
      <style:text-properties fo:font-variant="normal" fo:text-transform="none" fo:color="#1f1f1f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8" style:family="paragraph" style:parent-style-name="Text_20_body" style:list-style-name="L3">
      <style:paragraph-properties fo:margin-top="0cm" fo:margin-bottom="0cm" style:contextual-spacing="false" style:line-height-at-least="0.797cm" fo:orphans="2" fo:widows="2" fo:padding="0cm" fo:border="none"/>
      <style:text-properties fo:font-variant="normal" fo:text-transform="none" fo:color="#1f1f1f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9" style:family="paragraph" style:parent-style-name="Text_20_body" style:list-style-name="L3">
      <style:paragraph-properties fo:margin-top="0cm" fo:margin-bottom="0cm" style:contextual-spacing="false" style:line-height-at-least="0.797cm" fo:orphans="2" fo:widows="2" fo:padding="0cm" fo:border="none"/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left="0cm" fo:margin-right="0cm" style:line-height-at-least="0.797cm" fo:orphans="2" fo:widows="2" fo:text-indent="0cm" style:auto-text-indent="false"/>
      <style:text-properties fo:font-variant="normal" fo:text-transform="none" fo:color="#1f1f1f" loext:opacity="100%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08ba71"/>
    </style:style>
    <style:style style:name="T2" style:family="text">
      <style:text-properties fo:color="#292929" loext:opacity="100%" style:font-name="medium-content-sans-serif-font" fo:font-size="25.3999996185303pt" officeooo:rsid="000a564e" style:font-name-asian="SimSun" style:font-size-asian="24pt" style:font-name-complex="Lucida Sans" style:font-size-complex="24pt"/>
    </style:style>
    <style:style style:name="T3" style:family="text">
      <style:text-properties fo:color="#292929" loext:opacity="100%" fo:font-size="25.3999996185303pt" officeooo:rsid="000a564e" style:font-name-asian="SimSun" style:font-size-asian="24pt" style:font-name-complex="Lucida Sans" style:font-size-complex="24pt"/>
    </style:style>
    <style:style style:name="T4" style:family="text">
      <style:text-properties fo:color="#292929" loext:opacity="100%" style:font-name="Times New Roman" fo:font-size="25.3999996185303pt" officeooo:rsid="000a564e" style:font-name-asian="SimSun" style:font-size-asian="24pt" style:font-name-complex="Lucida Sans" style:font-size-complex="24pt"/>
    </style:style>
    <style:style style:name="T5" style:family="text">
      <style:text-properties fo:color="#292929" loext:opacity="100%" style:font-name="Times New Roman" officeooo:rsid="000a564e" style:font-name-asian="SimSun" style:font-name-complex="Lucida Sans"/>
    </style:style>
    <style:style style:name="T6" style:family="text">
      <style:text-properties fo:color="#292929" loext:opacity="100%" style:font-name="Times New Roman" fo:font-size="12pt" officeooo:rsid="000a564e" style:font-name-asian="SimSun" style:font-size-asian="12pt" style:font-name-complex="Lucida Sans" style:font-size-complex="12pt"/>
    </style:style>
    <style:style style:name="T7" style:family="text">
      <style:text-properties fo:font-variant="normal" fo:text-transform="none" fo:color="#1f1f1f" loext:opacity="100%" style:font-name="OpenSans" fo:font-size="9.89999961853027pt" fo:letter-spacing="normal" fo:font-style="normal" fo:font-weight="normal"/>
    </style:style>
    <style:style style:name="T8" style:family="text">
      <style:text-properties fo:font-variant="normal" fo:text-transform="none" fo:color="#1f1f1f" loext:opacity="100%" style:font-name="OpenSans" fo:font-size="9.89999961853027pt" fo:letter-spacing="normal" fo:font-style="normal" fo:font-weight="normal" officeooo:rsid="000c55c6"/>
    </style:style>
    <style:style style:name="T9" style:family="text">
      <style:text-properties fo:font-variant="normal" fo:text-transform="none" fo:color="#1f1f1f" loext:opacity="100%" style:font-name="OpenSans" fo:font-size="9.89999961853027pt" fo:letter-spacing="normal" fo:font-style="normal" fo:font-weight="normal" officeooo:rsid="000cd9d7"/>
    </style:style>
    <style:style style:name="T10" style:family="text">
      <style:text-properties fo:font-variant="normal" fo:text-transform="none" fo:color="#1f1f1f" loext:opacity="100%" style:font-name="OpenSans" fo:font-size="9.89999961853027pt" fo:letter-spacing="normal" fo:font-style="normal" fo:font-weight="normal" officeooo:rsid="000d8199"/>
    </style:style>
    <style:style style:name="T11" style:family="text">
      <style:text-properties fo:font-variant="normal" fo:text-transform="none" fo:color="#1f1f1f" loext:opacity="100%" fo:font-size="9.89999961853027pt" fo:letter-spacing="normal" fo:font-style="normal" fo:font-weight="normal"/>
    </style:style>
    <style:style style:name="T12" style:family="text">
      <style:text-properties fo:font-variant="normal" fo:text-transform="none" fo:color="#1f1f1f" loext:opacity="100%" fo:font-size="9.89999961853027pt" fo:letter-spacing="normal" fo:font-style="normal" fo:font-weight="normal" officeooo:rsid="000d8199"/>
    </style:style>
    <style:style style:name="T13" style:family="text">
      <style:text-properties fo:font-variant="normal" fo:text-transform="none" fo:color="#1f1f1f" loext:opacity="100%" fo:letter-spacing="normal" fo:font-style="normal" fo:font-weight="normal"/>
    </style:style>
    <style:style style:name="T14" style:family="text">
      <style:text-properties fo:font-variant="normal" fo:text-transform="none" fo:color="#1f1f1f" loext:opacity="100%" fo:letter-spacing="normal" fo:font-style="normal" fo:font-weight="normal" officeooo:rsid="000d8199"/>
    </style:style>
    <style:style style:name="T15" style:family="text">
      <style:text-properties fo:font-variant="normal" fo:text-transform="none" fo:color="#1f1f1f" loext:opacity="100%" style:font-name="Times New Roman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1f1f1f" loext:opacity="100%" style:font-name="Times New Roman" fo:font-size="12pt" fo:letter-spacing="normal" fo:font-style="normal" fo:font-weight="normal" officeooo:rsid="000c55c6" style:font-size-asian="12pt" style:font-size-complex="12pt"/>
    </style:style>
    <style:style style:name="T17" style:family="text">
      <style:text-properties fo:font-variant="normal" fo:text-transform="none" fo:color="#1f1f1f" loext:opacity="100%" style:font-name="Times New Roman" fo:font-size="12pt" fo:letter-spacing="normal" fo:font-style="normal" fo:font-weight="normal" officeooo:rsid="000f46bb" style:font-size-asian="12pt" style:font-size-complex="12pt"/>
    </style:style>
    <style:style style:name="T18" style:family="text">
      <style:text-properties fo:font-variant="normal" fo:text-transform="none" fo:color="#1f1f1f" loext:opacity="100%" style:font-name="Times New Roman" fo:font-size="12pt" fo:letter-spacing="normal" fo:font-style="normal" style:font-size-asian="12pt" style:font-size-complex="12pt"/>
    </style:style>
    <style:style style:name="T19" style:family="text">
      <style:text-properties officeooo:rsid="000a564e"/>
    </style:style>
    <style:style style:name="T20" style:family="text">
      <style:text-properties officeooo:rsid="000cd9d7"/>
    </style:style>
    <style:style style:name="T21" style:family="text">
      <style:text-properties officeooo:rsid="000d8199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f46bb"/>
    </style:style>
    <style:style style:name="T24" style:family="text">
      <style:text-properties style:font-weight-asian="bold" style:font-weight-complex="bold"/>
    </style:style>
    <style:style style:name="T25" style:family="text">
      <style:text-properties style:font-name="Times New Roman" officeooo:rsid="000a564e"/>
    </style:style>
    <style:style style:name="T26" style:family="text">
      <style:text-properties style:font-name="Times New Roman" fo:font-size="12pt" officeooo:rsid="000a564e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IBM Data Science Capstone <text:span text:style-name="T1">Project</text:span></text:h>
      <text:p text:style-name="P6"/>
      <text:p text:style-name="P6">Car accident severity</text:p>
      <text:p text:style-name="P6"/>
      <text:h text:style-name="P3" text:outline-level="1"><text:span text:style-name="Strong_20_Emphasis"><text:span text:style-name="T26">Background</text:span></text:span></text:h>
      <text:p text:style-name="P7"/>
      <text:p text:style-name="P9">IBM applied data science specialization capstone project to analyse Seattle city accidents data. <text:s/>Auto crashes can happen constantly, but there are a few conditions where the probabilities of a mishap emerge due different factors. To complete capstone, its required to working on a case study which is to  predict the severity of an accident based on the available dataset.</text:p>
      <text:p text:style-name="P9"/>
      <text:p text:style-name="P8">This report has as reason build up a model for Seattle government to foresee the probabilities of accidents seriousness, in view of various conditions as climate or street conditions. </text:p>
      <text:p text:style-name="P8"/>
      <text:p text:style-name="P15"><text:span text:style-name="T16">The idea behind the project to have a data model in place </text:span><text:span text:style-name="T17">to</text:span><text:span text:style-name="T16"> warn people, given the weather and the road conditions about the possibility of getting into a car accident and how severe it would be.</text:span></text:p>
      <text:p text:style-name="P10"/>
      <text:p text:style-name="P8">The data was given via Seattle Police Department from 2004 to 2020.</text:p>
      <text:p text:style-name="P8"/>
      <text:h text:style-name="P1" text:outline-level="1"><text:span text:style-name="Strong_20_Emphasis"><text:span text:style-name="T6">Problem Statement</text:span></text:span></text:h>
      <text:p text:style-name="P11"/>
      <text:p text:style-name="P16"><text:span text:style-name="T13">Recognize the conditions that can cause future </text:span><text:span text:style-name="T14">accidents in Seattle city as an example</text:span><text:span text:style-name="T13"> so as to caution the individuals with expectation to know and drive </text:span><text:span text:style-name="T14">m</text:span><text:span text:style-name="T13">ore cautiously. </text:span></text:p>
      <text:list xml:id="list3402077894" text:style-name="L2">
        <text:list-header>
          <text:p text:style-name="P12"/>
        </text:list-header>
        <text:list-item>
          <text:p text:style-name="P14">Accidents predictability</text:p>
        </text:list-item>
        <text:list-item>
          <text:p text:style-name="P12">The keep away from of mishaps will bring about products benefits: </text:p>
        </text:list-item>
        <text:list-item>
          <text:p text:style-name="P12">Spare lives as principle advantage </text:p>
        </text:list-item>
        <text:list-item>
          <text:p text:style-name="P12">Lessen costs in harm framework </text:p>
        </text:list-item>
        <text:list-item>
          <text:p text:style-name="P12">Lessen cost from police and paramedics to go to every mishap</text:p>
          <text:p text:style-name="P12"/>
        </text:list-item>
      </text:list>
      <text:h text:style-name="P1" text:outline-level="1"><text:bookmark text:name="f9c2"/><text:span text:style-name="Strong_20_Emphasis"><text:span text:style-name="T6">Data</text:span></text:span></text:h>
      <text:p text:style-name="P11"/>
      <text:p text:style-name="P11">The data originates from Seattle Police Department and recorded by Traffic Records and incorporate Collisions at convergence or mid-square of a section. The period data is from 2004 to May 2020. </text:p>
      <text:p text:style-name="P11"/>
      <text:p text:style-name="P13">The data is composed in a CSV record with 37 credits and initially 194673 lines, the data is named and lopsided. Moreover an archive with the depiction of every segment were given. <text:span text:style-name="T23">Also we need to </text:span>check what type of data we have. </text:p>
      <text:p text:style-name="P11"/>
      <text:p text:style-name="P11">Due our data is named we know the outcome for each record, we select <text:span text:style-name="T24">SEVERITYCODE</text:span> as Dependent variable. The potential qualities are:</text:p>
      <text:list xml:id="list1463518317" text:style-name="L3">
        <text:list-header>
          <text:p text:style-name="P4"/>
          <text:p text:style-name="P17">0 — unknown</text:p>
          <text:p text:style-name="P19"><text:bookmark text:name="d6fa"/><text:span text:style-name="T18">1 — prop damage</text:span></text:p>
          <text:p text:style-name="P18"><text:bookmark text:name="5652"/><text:soft-page-break/>2 — injury</text:p>
          <text:p text:style-name="P18"><text:bookmark text:name="b7fe"/>2b — serious injury</text:p>
          <text:p text:style-name="P18"><text:bookmark text:name="9ad9"/>3 — fatality</text:p>
        </text:list-header>
      </text:list>
      <text:p text:style-name="P20"><text:bookmark text:name="21cb"/>The information is unbalanced by the difference in samples for each accident type. In our case there are only two types of accidents from the five possible options.</text:p>
      <text:p text:style-name="P1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pple-system" svg:font-family="apple-system, system-ui, 'Segoe UI', Roboto, Helvetica, Arial, sans-serif, 'Apple Color Emoji', 'Segoe UI Emoji', 'Segoe UI Symbol'" style:font-charset="x-symbol"/>
    <style:font-face style:name="OpenSans-Light" svg:font-family="OpenSans-Light, OpenSans, Arial, sans-serif"/>
    <style:font-face style:name="OpenSans" svg:font-family="OpenSans, Arial, sans-serif"/>
    <style:font-face style:name="medium-content-sans-serif-font" svg:font-family="medium-content-sans-serif-font, 'Lucida Grande', 'Lucida Sans Unicode', 'Lucida Sans', Geneva, Arial, sans-serif"/>
    <style:font-face style:name="medium-content-sans-serif-font1" svg:font-family="medium-content-sans-serif-font, apple-system, system-ui, 'Segoe UI', Roboto, Oxygen, Ubuntu, Cantarell, 'Open Sans', 'Helvetica Neue', sans-serif"/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07:51.292184612</meta:creation-date>
    <dc:date>2020-09-25T11:05:23.031057518</dc:date>
    <meta:editing-duration>PT47M18S</meta:editing-duration>
    <meta:editing-cycles>7</meta:editing-cycles>
    <meta:generator>LibreOffice/7.0.0.3$MacOSX_X86_64 LibreOffice_project/8061b3e9204bef6b321a21033174034a5e2ea88e</meta:generator>
    <meta:document-statistic meta:table-count="0" meta:image-count="0" meta:object-count="0" meta:page-count="2" meta:paragraph-count="27" meta:word-count="360" meta:character-count="2095" meta:non-whitespace-character-count="1758"/>
  </office:meta>
</office:document-meta>
</file>